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Standard">
      <style:text-properties fo:color="#000000" style:font-name="FreeSans" fo:font-size="11pt" style:font-size-asian="11pt" style:font-size-complex="11pt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FreeSans" fo:font-size="11pt" style:font-size-asian="11pt" style:font-size-complex="11pt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FreeSans" fo:font-size="11pt" style:font-size-asian="11pt" style:font-size-complex="11pt"/>
    </style:style>
    <style:style style:name="P6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FreeSans" fo:font-size="14pt" fo:letter-spacing="normal" fo:font-style="normal" fo:font-weight="bold" style:font-size-asian="14pt" style:font-size-complex="14pt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bold" style:font-size-asian="11pt" style:font-size-complex="11pt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FreeSans" fo:font-size="11pt" style:font-size-asian="11pt" style:font-size-complex="11pt"/>
    </style:style>
    <style:style style:name="T1" style:family="text">
      <style:text-properties fo:font-variant="normal" fo:text-transform="none" fo:color="#000000" style:font-name="FreeSans" fo:font-size="11pt" fo:letter-spacing="normal" fo:font-style="normal" fo:font-weight="normal" style:font-size-asian="11pt" style:font-size-complex="11pt"/>
    </style:style>
    <style:style style:name="T2" style:family="text">
      <style:text-properties fo:font-variant="normal" fo:text-transform="none" fo:color="#000000" style:font-name="FreeSans" fo:font-size="11pt" fo:letter-spacing="normal" fo:font-style="normal" fo:font-weight="normal" style:font-size-asian="11pt" style:font-weight-asian="normal" style:font-size-complex="11pt" style:font-weight-complex="normal"/>
    </style:style>
    <style:style style:name="T3" style:family="text">
      <style:text-properties fo:font-variant="normal" fo:text-transform="none" fo:color="#000000" style:font-name="FreeSans" fo:font-size="11pt" fo:letter-spacing="normal" fo:font-style="normal" fo:font-weight="bold" style:font-size-asian="11pt" style:font-size-complex="11pt"/>
    </style:style>
    <style:style style:name="T4" style:family="text">
      <style:text-properties fo:font-variant="normal" fo:text-transform="none" fo:letter-spacing="normal" fo:font-style="normal" fo:font-weight="bold"/>
    </style:style>
    <style:style style:name="T5" style:family="text">
      <style:text-properties fo:font-variant="normal" fo:text-transform="none" fo:letter-spacing="normal"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variant="normal" fo:text-transform="none" fo:letter-spacing="normal" fo:font-style="normal" fo:font-weight="normal"/>
    </style:style>
    <style:style style:name="T7" style:family="text">
      <style:text-properties fo:font-variant="normal" fo:text-transform="none" fo:letter-spacing="normal" fo:font-style="normal" fo:font-weight="normal" style:font-style-asian="normal" style:font-style-complex="normal"/>
    </style:style>
    <style:style style:name="T8" style:family="text">
      <style:text-properties fo:font-variant="normal" fo:text-transform="none" fo:letter-spacing="normal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variant="normal" fo:text-transform="none" fo:letter-spacing="normal" fo:font-style="italic" fo:font-weight="normal" style:font-style-asian="italic" style:font-style-complex="italic"/>
    </style:style>
    <style:style style:name="T10" style:family="text">
      <style:text-properties fo:font-variant="normal" fo:text-transform="none" style:font-name="FreeSans" fo:font-size="11pt" fo:letter-spacing="normal" fo:font-style="normal" fo:font-weight="bold" style:font-size-asian="11pt" style:font-size-complex="11pt"/>
    </style:style>
    <style:style style:name="T11" style:family="text">
      <style:text-properties fo:font-variant="normal" fo:text-transform="none" style:font-name="FreeSans" fo:font-size="11pt" fo:letter-spacing="normal" fo:font-style="normal" fo:font-weight="bold" style:font-size-asian="11pt" style:font-weight-asian="bold" style:font-size-complex="11pt" style:font-weight-complex="bold"/>
    </style:style>
    <style:style style:name="T12" style:family="text">
      <style:text-properties fo:font-variant="normal" fo:text-transform="none" style:font-name="FreeSans" fo:font-size="11pt" fo:letter-spacing="normal" fo:font-style="normal" fo:font-weight="normal" style:font-size-asian="11pt" style:font-size-complex="11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="FreeSans" fo:font-size="11pt" style:font-size-asian="11pt" style:font-size-complex="11pt"/>
    </style:style>
    <style:style style:name="T15" style:family="text">
      <style:text-properties fo:color="#000000" style:font-name="FreeSans" fo:font-size="11pt" fo:font-weight="bold" style:font-size-asian="11pt" style:font-weight-asian="bold" style:font-size-complex="11pt" style:font-weight-complex="bold"/>
    </style:style>
    <style:style style:name="T16" style:family="text">
      <style:text-properties fo:color="#000000" style:font-name="FreeSans" fo:font-size="11pt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Fórum Internacional Software Livre abre inscrições e chamada de trabalhos</text:p>
      <text:p text:style-name="P4"><text:line-break/><text:span text:style-name="T8">A 14ª edição do Fórum Internacional Software Livre (FISL) abre inscrições e chamada pública de trabalhos na próxima segunda-feira, dia 11 de março. O evento, que é considerado o maior encontro de comunidades de software livre da América Latina e um dos maiores eventos de Tecnologia da Informação do mundo, acontece de 3 a 6 de julho no Centro de Eventos da PUCRS, em Porto Alegre.</text:span></text:p>
      <text:p text:style-name="P4"><text:line-break/><text:span text:style-name="T6">Até o dia 2 de abril os ingressos custarão R$ 100 para o público em geral e R$ 50 para estudantes. A taxa única de inscrição dá direito a participação nos quatro dias do evento, e a novidade deste ano é a possibilidade de realizar o pagamento também com cartão de crédito, por meio do sistema PayPal.</text:span><text:line-break/><text:line-break/><text:span text:style-name="T4">Trilha Aaron Swartz</text:span><text:line-break/><text:line-break/><text:span text:style-name="T6">A abertura das inscrições acontece paralelamente à da chamada de trabalhos, através da qual a comunidade Software Livre é convidada a submeter propostas de atividades que vão compor a grade de programação do evento. Este ano, as atividades serão distribuídas em dez trilhas principais: Academia Livre, Administração, Desenvolvimento, Educação, Encontros Comunitários, Hardware Livre, Jogos e Multimídia, Negócios e Tópicos Emergentes, além da apresentação de pesquisas acadêmicas no WSL, o Workshop Software Livre, que costuma reunir pesquisadores de diversos países.</text:span><text:line-break/><text:line-break/><text:span text:style-name="T6">Em homenagem ao hacker e ativista Aaron Swartz, as discussões e atividades em torno das temáticas de cultura e internet livre, compartilhamento, copyleft, creative commons, transparência e hacktivismo serão agrupadas em uma trilha com seu nome. O jovem virou símbolo da luta em prol do compartilhamento após cometer suicídio, no início deste ano, enquanto era processado por pirataria pelo Instituto de Tecnologia de Massachussets (MIT).</text:span><text:line-break/><text:line-break/><text:span text:style-name="T6">O FISL contará também com a segunda edição da Rodada de Negócios, que além de promover encontros entre empreendedores, oferecerá palestras gratuitas sobre o tema, que junto com o espaço voltado à educação, o Festival de Robótica Livre e as Atividades Culturais formam a programação gratuita, com livre acesso da comunidade geral.</text:span><text:line-break/><text:line-break/><text:line-break/><text:span text:style-name="T4">Incentivando a participação feminina</text:span><text:line-break/><text:line-break/><text:span text:style-name="T6">Em 2013, o FISL também quer incentivar a participação feminina no universo da TI. Atividades de divulgação voltadas especificamente para as mulheres já vem sendo realizadas, como a apresentação do evento no 1º Encontro Nacional Mulheres na Tecnologia, que aconteceu em Goiânia no início de março, com sorteio de ingressos.</text:span><text:line-break/><text:line-break/><text:span text:style-name="T6">Durante os quatro dias do evento, serão oferecidas cursos e treinamentos técnicos para mulheres, com o objetivo de incentivar a participação feminina em um mercado ainda majoritariamente masculino. Esses cursos serão ministrados também por mulheres, como a palestrante convidada Luciana Fujii, desenvolvedora e contribuidora do projeto GNOME.</text:span></text:p>
      <text:p text:style-name="P1"><text:soft-page-break/><text:span text:style-name="T14"><text:line-break/><text:line-break/></text:span><text:span text:style-name="T10">Palestrantes confirmados</text:span><text:span text:style-name="T14"><text:line-break/><text:line-break/></text:span><text:span text:style-name="T12">Grandes nomes do movimento Software Livre já confirmaram presença: o ativista e fundador do movimento Richard Stallman, o diretor executivo da Linux Internacional Jon “Maddog” Hall, o hacker e pioneiro no trabalho com Realidade Virtual Mitch Altman, além das desenvolvedoras Corey Leight e Luciana Fujii e do educador Nelson Pretto.</text:span><text:span text:style-name="T14"><text:line-break/><text:line-break/></text:span><text:span text:style-name="T11">Richard Stallman </text:span><text:span text:style-name="T12">– Fundador do Movimento Free Software, é programador, hacker e um influente ativista político da área de tecnologia e liberdade de informação. É o autor da GNU GPL, a licença livre mais usada no mundo, que consolidou o conceito de copyleft.</text:span><text:span text:style-name="T14"><text:line-break/><text:line-break/></text:span><text:span text:style-name="T11">Jon “Maddog” Hall </text:span><text:span text:style-name="T12">– Diretor Executivo da Linux Internacional, uma associação de grandes empresas de relevância internacional na área de Tecnologia da Informação que promovem sistemas operacionais baseados em Linux. É um dos ativistas de tecnologia mais conhecidos do mundo.</text:span><text:span text:style-name="T14"><text:line-break/><text:line-break/></text:span><text:span text:style-name="T11">Mitch Altman</text:span><text:span text:style-name="T12"> – Hacker e inventor, Altman foi um dos pioneiros no trabalho com Realidade Virtual. Inventou o TV-B-Gone, um controle remoto universal compatível com a maior parte dos modelos de televisores existentes, e é presidente da Cornfield Electronics.</text:span><text:span text:style-name="T14"><text:line-break/><text:line-break/></text:span><text:span text:style-name="T11">Corey Latislaw </text:span><text:span text:style-name="T12">– CEO e engenheira principal da Green Life Development, fundadora da Android Alliance of Philadelphia. Possui experiência com Android e disposit</text:span><text:span text:style-name="T12">ivos móveis. Já trabalhou com a Cisco em projetos de monitoramento automático de segurança.</text:span><text:span text:style-name="T14"><text:line-break/><text:line-break/></text:span><text:span text:style-name="T11">Luciana Fuji</text:span><text:span text:style-name="T12"> – Cientist</text:span><text:span text:style-name="T14">a da Computação, trabalha com consultoria e desenvolvimento de Software Livre para uma empresa do Reino Unido. É contribuidora do Cheese, software de Webcam do projeto GNOME, e de projetos multimídia envolvendo o framework Gstreamer.</text:span></text:p>
      <text:p text:style-name="P2"/>
      <text:p text:style-name="P2"><text:span text:style-name="T13">Alexis Rossi </text:span>– Alexis Rossi é Diretora de Coleções do Internet Archive, o mais conhecido arquivo web do mundo. Rossi também trabalhou no ClariNet (o primeiro agregador de notícias online) e foi Diretora Editorial do Alexa, principal medidor de audiência da internet.</text:p>
      <text:p text:style-name="P2"/>
      <text:p text:style-name="Standard"><text:span text:style-name="T15">Gabriella Coleman –</text:span><text:span text:style-name="T16"> </text:span><text:span text:style-name="T1">Também conhecida como Biella, coordena o Departamento de História da Arte e Estudos de Comunicação da McGill University, no Canadá. Como antropóloga, pesquisa hackativismo e, em especial, o grupo Anonymous, protagonista de diversos protestos virtuais.</text:span><text:span text:style-name="T16"><text:line-break/><text:line-break/><text:line-break/></text:span><text:span text:style-name="T1">Serviço:</text:span><text:span text:style-name="T16"><text:line-break/><text:line-break/></text:span><text:span text:style-name="T3">14º Fórum Internacional Software Livre - FISL14</text:span><text:span text:style-name="T16"><text:line-break/><text:line-break/></text:span><text:span text:style-name="T1">3 a 6 de julho de 2013</text:span><text:span text:style-name="T16"><text:line-break/></text:span><text:span text:style-name="T1">Centro de Eventos da PUC-RS</text:span><text:span text:style-name="T16"><text:line-break/></text:span><text:span text:style-name="T1">Porto Alegre - RS</text:span><text:span text:style-name="T16"><text:line-break/><text:line-break/></text:span><text:soft-page-break/><text:span text:style-name="T3">Inscrições:</text:span><text:span text:style-name="T16"><text:line-break/></text:span><text:span text:style-name="T1">De R$ 50 a R$ 280</text:span><text:span text:style-name="T16"><text:line-break/><text:line-break/></text:span><text:span text:style-name="T3">Site:</text:span><text:span text:style-name="T16"><text:line-break/></text:span><text:a xlink:type="simple" xlink:href="http://fisl.org.br/" office:target-frame-name="_blank" xlink:show="new"><text:span text:style-name="T1">http://fisl.org.br/</text:span></text:a><text:span text:style-name="T16"><text:line-break/><text:line-break/><text:line-break/></text:span><text:span text:style-name="T3">Mais informações:</text:span></text:p>
      <text:p text:style-name="P7"/>
      <text:p text:style-name="P5"><text:span text:style-name="T6">Gabriel Galli</text:span><text:line-break/><text:span text:style-name="T6">Comunicação</text:span></text:p>
      <text:p text:style-name="P1"><text:span text:style-name="T12">Associação Software Livre.Org</text:span><text:span text:style-name="T14"><text:line-break/></text:span>(51) 9634 2152 / (51) 3228 0121</text:p>
      <text:p text:style-name="P3"><text:a xlink:type="simple" xlink:href="mailto:gabriel@softwarelivre.org"><text:span text:style-name="T1">gabriel@softwarelivre.org</text:span></text:a></text:p>
      <text:p text:style-name="P7"/>
      <text:p text:style-name="P7">Fotos em alta resolução da última edição do FISL:</text:p>
      <text:p text:style-name="P3"><text:a xlink:type="simple" xlink:href="http://www.flickr.com/photos/percursodacultura/sets/72157630788943666/"><text:span text:style-name="T2">http://www.flickr.com/photos/percursodacultura/sets/72157630788943666/</text:span></text:a></text:p>
      <text:p text:style-name="P3"><text:a xlink:type="simple" xlink:href="http://www.flickr.com/photos/percursodacultura/sets/72157630761344330/"><text:span text:style-name="T2">http://www.flickr.com/photos/percursodacultura/sets/72157630761344330/</text:span></text:a></text:p>
      <text:p text:style-name="P3"><text:a xlink:type="simple" xlink:href="http://www.flickr.com/photos/percursodacultura/sets/72157630775029460/"><text:span text:style-name="T2">http://www.flickr.com/photos/percursodacultura/sets/72157630775029460/</text:span></text:a></text:p>
      <text:p text:style-name="P3"><text:a xlink:type="simple" xlink:href="http://www.flickr.com/photos/percursodacultura/sets/72157630744578134/"><text:span text:style-name="T2">http://www.flickr.com/photos/percursodacultura/sets/72157630744578134/</text:span></text:a></text:p>
      <text:p text:style-name="P3"><text:a xlink:type="simple" xlink:href="http://www.flickr.com/photos/percursodacultura/sets/72157630738209742/"><text:span text:style-name="T2">http://www.flickr.com/photos/percursodacultura/sets/72157630738209742/</text:span></text:a></text:p>
      <text:p text:style-name="P3"><text:a xlink:type="simple" xlink:href="http://www.flickr.com/photos/percursodacultura/sets/72157630736832854/"><text:span text:style-name="T2">http://www.flickr.com/photos/percursodacultura/sets/72157630736832854/</text:span></text:a></text:p>
      <text:p text:style-name="P7"/>
      <text:p text:style-name="P7">Material promocional do FISL e logotipo em alta resolução e vetorial:</text:p>
      <text:p text:style-name="P3"><text:a xlink:type="simple" xlink:href="http://comunicacao.softwarelivre.org/fisl14/imprensa/Identidade%20Visual/">http://comunicacao.softwarelivre.org/fisl14/imprensa/Identidade%20Visual/</text:a><text:span text:style-name="T16"><text:line-break/>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riel </meta:initial-creator>
    <meta:creation-date>2013-03-08T14:02:08</meta:creation-date>
    <dc:date>2013-03-12T15:35:56</dc:date>
    <dc:creator>Gabriel </dc:creator>
    <meta:editing-duration>PT1H33M16S</meta:editing-duration>
    <meta:editing-cycles>4</meta:editing-cycles>
    <meta:generator>LibreOffice/3.5$Linux_x86 LibreOffice_project/350m1$Build-2</meta:generator>
    <meta:document-statistic meta:table-count="0" meta:image-count="0" meta:object-count="0" meta:page-count="3" meta:paragraph-count="18" meta:word-count="837" meta:character-count="5955" meta:non-whitespace-character-count="5107"/>
  </office:meta>
</office:document-meta>
</file>